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670000200B1D53FD5A.svm"/>
  <manifest:file-entry manifest:media-type="" manifest:full-path="Pictures/20000007000027120000133A4CADC016.svm"/>
  <manifest:file-entry manifest:media-type="" manifest:full-path="Pictures/2000000700003781000032F5124BF532.svm"/>
  <manifest:file-entry manifest:media-type="" manifest:full-path="Pictures/2000000700000D2100000E5F64762ACD.svm"/>
  <manifest:file-entry manifest:media-type="" manifest:full-path="Pictures/200000070000328B00000A07204114F3.svm"/>
  <manifest:file-entry manifest:media-type="" manifest:full-path="Pictures/2000000700004CCC0000327173D67B70.svm"/>
  <manifest:file-entry manifest:media-type="" manifest:full-path="Pictures/2000000700003732000036C8088D860A.svm"/>
  <manifest:file-entry manifest:media-type="" manifest:full-path="Pictures/2000000700002712000004A8CA32143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tin Zelek</text:p>
      <text:p text:style-name="Standard">Robert Knop</text:p>
      <text:p text:style-name="Standard">gr 2 </text:p>
      <text:p text:style-name="Standard"/>
      <text:p text:style-name="Standard"/>
      <text:p text:style-name="Standard">Zadanie 1.14</text:p>
      <text:p text:style-name="Standard">równanie: <text:tab/><text:tab/><text:tab/></text:p>
      <text:p text:style-name="Standard"><draw:frame draw:style-name="fr2" draw:name="grafika1" text:anchor-type="paragraph" svg:width="10.001cm" svg:height="1.192cm" draw:z-index="5"><draw:image xlink:href="Pictures/2000000700002712000004A8CA321434.svm" xlink:type="simple" xlink:show="embed" xlink:actuate="onLoad"/></draw:frame><text:tab/><text:tab/><text:tab/></text:p>
      <text:p text:style-name="Standard">zadanie:<text:tab/>-Narysować wykres funkcji i wskazać miejsca zerowe</text:p>
      <text:p text:style-name="Standard"><text:tab/><text:tab/>-Napisać program realizujący metodę siecznych dla powyższego zadania.</text:p>
      <text:p text:style-name="Standard"><text:tab/><text:tab/>Uruchamiać program dla różnych punktów starowych metody</text:p>
      <text:p text:style-name="Standard"><text:tab/><text:tab/>-Napisać program realizujący metodę bisekcji dla powyższego zadania.</text:p>
      <text:p text:style-name="Standard"><text:tab/><text:tab/>Uruchamiać program dla różnych przedziałów</text:p>
      <text:p text:style-name="Standard"><text:tab/><text:tab/>-Dla zadanej przez użytkownika dokładności porównywać wyniki metod. <text:tab/><text:tab/><text:tab/>Użytkownik wprowadza punkty startowe metody i przedział.</text:p>
      <text:p text:style-name="Standard"/>
      <text:p text:style-name="Standard"/>
      <text:p text:style-name="Standard"/>
      <text:p text:style-name="Standard"><text:tab/><text:span text:style-name="T1">Metoda bisekcji – </text:span><text:span text:style-name="T2">jest to jedna z metod rozwiązywania równań nieliniowych oparta na twierdzeniu Bolzano – Cauchy'ego („Jeżeli funkcja ciągła f(x) ma na końcach przedziału domkniętego wartości różnych znaków, to wewnątrz tego przedziału, istnieje co najmniej jeden pierwiastek równania f(x) = 0”). Warunkiem stosowania metody jest że funkcja musi być ciągla w przedziale domkniętym [a;b] oraz przyjmować różne znaki na końcach przedziału ( f(a)· f(b) &lt; 0)</text:span></text:p>
      <text:p text:style-name="P2">Działanie algorytmu:</text:p>
      <text:list xml:id="list7975359407943310038" text:style-name="L1">
        <text:list-item>
          <text:p text:style-name="P3">Obliczamy wartość funkcji na na <text:s/>obu końcach przedziału</text:p>
        </text:list-item>
        <text:list-item>
          <text:p text:style-name="P3">Dzielimy przedział na połowy i obliczamy wartość f(x1)</text:p>
        </text:list-item>
        <text:list-item>
          <text:p text:style-name="P3">Jeżeli powyzsza wartość jest równa zero to kończymy, jak nie to mając już dwa przedziały wybieramy ten w którym skrajne liczby mają różne znaki, dzielimy owy przedział na połowe i wyliczamy wartość funkcji</text:p>
        </text:list-item>
        <text:list-item>
          <text:p text:style-name="P3">Algorytm jest kontynuowany aż do osiągnięcia żądanej dokładności przybliżenia pierwiastka</text:p>
        </text:list-item>
      </text:list>
      <text:p text:style-name="P2"/>
      <text:p text:style-name="P2"/>
      <text:p text:style-name="P1">Metoda siecznych – <text:span text:style-name="T2">jest to metoda numeryczna służąca do rowiązywania równań nieliniowych.</text:span></text:p>
      <text:p text:style-name="P2">Polega na przyjęcia że funkcja aa dostatecznie małym odcinku &lt;a,b&gt; zmienia się w sposób liniowy. Wtedy na tym odcinku można krzywą y = f(x) zastąpić sieczną, a za przybliżoną wartośc pierwiastka przyją punkt przecięcia siecznej z osią OX.</text:p>
      <text:p text:style-name="P2">Wzór na metode siecznych:</text:p>
      <text:p text:style-name="P2"/>
      <text:p text:style-name="P1"><draw:frame draw:style-name="fr1" draw:name="grafika2" text:anchor-type="paragraph" svg:x="2.29cm" svg:y="0cm" svg:width="10.682cm" svg:height="2.228cm" draw:z-index="6"><draw:image xlink:href="Pictures/200000070000328B00000A07204114F3.svm" xlink:type="simple" xlink:show="embed" xlink:actuate="onLoad"/></draw:frame></text:p>
      <text:list xml:id="list8290354599820373854" text:style-name="L2">
        <text:list-item>
          <text:p text:style-name="P5">Przykładowe rozwiązanie</text:p>
        </text:list-item>
      </text:list>
      <text:p text:style-name="P1"/>
      <text:p text:style-name="P1"><text:tab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>Wykres : </text:span></text:p>
      <text:p text:style-name="P1"><draw:frame draw:style-name="fr1" draw:name="grafika3" text:anchor-type="paragraph" svg:x="3.5cm" svg:y="0.132cm" svg:width="10.001cm" svg:height="4.921cm" draw:z-index="0"><draw:image xlink:href="Pictures/20000007000027120000133A4CADC016.svm" xlink:type="simple" xlink:show="embed" xlink:actuate="onLoad"/></draw:frame><text:span text:style-name="T2"/></text:p>
      <text:p text:style-name="P1"><draw:frame draw:style-name="fr1" draw:name="grafika4" text:anchor-type="paragraph" svg:x="4.902cm" svg:y="0.219cm" svg:width="3.36cm" svg:height="3.679cm" draw:z-index="1"><draw:image xlink:href="Pictures/2000000700000D2100000E5F64762ACD.svm" xlink:type="simple" xlink:show="embed" xlink:actuate="onLoad"/></draw:frame><text:span text:style-name="T2">Miejsca zerowe:</text:span></text:p>
      <text:p text:style-name="P1"><text:span text:style-name="T2">Przykład rozwiązany metodą bisekcji:</text:span></text:p>
      <text:p text:style-name="P1"><draw:frame draw:style-name="fr1" draw:name="grafika5" text:anchor-type="paragraph" svg:x="1.055cm" svg:y="0.205cm" svg:width="8.802cm" svg:height="4.727cm" draw:z-index="2"><draw:image xlink:href="Pictures/20000007000037670000200B1D53FD5A.svm" xlink:type="simple" xlink:show="embed" xlink:actuate="onLoad"/></draw:frame><draw:frame draw:style-name="fr1" draw:name="grafika6" text:anchor-type="paragraph" svg:x="0.691cm" svg:y="5.092cm" svg:width="7.052cm" svg:height="8.673cm" draw:z-index="3"><draw:image xlink:href="Pictures/2000000700003732000036C8088D860A.svm" xlink:type="simple" xlink:show="embed" xlink:actuate="onLoad"/></draw:frame><text:span text:style-name="T2"/></text:p>
      <text:p text:style-name="P1"><draw:frame draw:style-name="fr1" draw:name="grafika7" text:anchor-type="paragraph" svg:x="8.158cm" svg:y="0.164cm" svg:width="8.657cm" svg:height="8.276cm" draw:z-index="4"><draw:image xlink:href="Pictures/2000000700003781000032F5124BF532.svm" xlink:type="simple" xlink:show="embed" xlink:actuate="onLoad"/></draw:frame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>Przykład rozwiązany metodą siecznych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grafika8" text:anchor-type="paragraph" svg:width="11.956cm" svg:height="7.548cm" draw:z-index="7"><draw:image xlink:href="Pictures/2000000700004CCC0000327173D67B70.svm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elek</meta:initial-creator>
    <meta:creation-date>2015-12-02T09:14:09.13</meta:creation-date>
    <dc:date>2015-12-15T23:31:18.06</dc:date>
    <dc:creator>Martin Zelek</dc:creator>
    <meta:editing-duration>PT1H54M7S</meta:editing-duration>
    <meta:editing-cycles>5</meta:editing-cycles>
    <meta:generator>OpenOffice/4.1.0$Win32 OpenOffice.org_project/410m18$Build-9764</meta:generator>
    <meta:document-statistic meta:table-count="0" meta:image-count="8" meta:object-count="0" meta:page-count="3" meta:paragraph-count="27" meta:word-count="261" meta:character-count="1843"/>
  </office:meta>
</office:document-meta>
</file>